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92ad" officeooo:paragraph-rsid="001d92ad"/>
    </style:style>
    <style:style style:name="P2" style:family="paragraph" style:parent-style-name="Standard">
      <style:text-properties officeooo:rsid="001f67b9" officeooo:paragraph-rsid="001f67b9"/>
    </style:style>
    <style:style style:name="P3" style:family="paragraph" style:parent-style-name="Standard">
      <style:text-properties fo:font-style="normal" officeooo:rsid="001f67b9" officeooo:paragraph-rsid="001f67b9" style:font-style-asian="normal" style:font-style-complex="normal"/>
    </style:style>
    <style:style style:name="P4" style:family="paragraph" style:parent-style-name="Standard">
      <style:text-properties fo:font-style="normal" officeooo:rsid="001f67b9" officeooo:paragraph-rsid="001d92ad" style:font-style-asian="normal" style:font-style-complex="normal"/>
    </style:style>
    <style:style style:name="P5" style:family="paragraph" style:parent-style-name="Standard">
      <style:text-properties fo:font-style="normal" officeooo:rsid="002068e4" officeooo:paragraph-rsid="002068e4" style:font-style-asian="normal" style:font-style-complex="normal"/>
    </style:style>
    <style:style style:name="P6" style:family="paragraph" style:parent-style-name="Standard">
      <style:text-properties officeooo:rsid="00207d32" officeooo:paragraph-rsid="00207d32"/>
    </style:style>
    <style:style style:name="P7" style:family="paragraph" style:parent-style-name="Standard">
      <style:text-properties officeooo:rsid="00213598" officeooo:paragraph-rsid="00213598"/>
    </style:style>
    <style:style style:name="P8" style:family="paragraph" style:parent-style-name="Standard">
      <style:text-properties officeooo:rsid="00213598" officeooo:paragraph-rsid="00213729"/>
    </style:style>
    <style:style style:name="P9" style:family="paragraph" style:parent-style-name="Standard">
      <style:text-properties officeooo:rsid="00213598" officeooo:paragraph-rsid="0025256d"/>
    </style:style>
    <style:style style:name="P10" style:family="paragraph" style:parent-style-name="Standard">
      <style:text-properties officeooo:rsid="00213598" officeooo:paragraph-rsid="00260654"/>
    </style:style>
    <style:style style:name="P11" style:family="paragraph" style:parent-style-name="Standard">
      <style:text-properties officeooo:rsid="00213729" officeooo:paragraph-rsid="00213729"/>
    </style:style>
    <style:style style:name="P12" style:family="paragraph" style:parent-style-name="Standard">
      <style:text-properties fo:font-weight="bold" officeooo:rsid="001f67b9" officeooo:paragraph-rsid="001f67b9" style:font-weight-asian="bold" style:font-weight-complex="bold"/>
    </style:style>
    <style:style style:name="P13" style:family="paragraph" style:parent-style-name="Standard">
      <style:text-properties fo:font-weight="bold" officeooo:rsid="00207d32" officeooo:paragraph-rsid="00207d32" style:font-weight-asian="bold" style:font-weight-complex="bold"/>
    </style:style>
    <style:style style:name="P14" style:family="paragraph" style:parent-style-name="Standard">
      <style:text-properties fo:font-weight="bold" officeooo:rsid="00213729" officeooo:paragraph-rsid="00213729" style:font-weight-asian="bold" style:font-weight-complex="bold"/>
    </style:style>
    <style:style style:name="P15" style:family="paragraph" style:parent-style-name="Standard">
      <style:text-properties fo:font-weight="bold" officeooo:rsid="00213598" officeooo:paragraph-rsid="0025256d" style:font-weight-asian="bold" style:font-weight-complex="bold"/>
    </style:style>
    <style:style style:name="P16" style:family="paragraph" style:parent-style-name="Standard">
      <style:text-properties fo:font-weight="bold" officeooo:rsid="0027faeb" officeooo:paragraph-rsid="0027faeb" style:font-weight-asian="bold" style:font-weight-complex="bold"/>
    </style:style>
    <style:style style:name="P17" style:family="paragraph" style:parent-style-name="Standard">
      <style:text-properties fo:font-weight="bold" officeooo:rsid="00299061" officeooo:paragraph-rsid="00299061" style:font-weight-asian="bold" style:font-weight-complex="bold"/>
    </style:style>
    <style:style style:name="P18" style:family="paragraph" style:parent-style-name="Standard">
      <style:text-properties fo:font-weight="bold" officeooo:rsid="002a889a" officeooo:paragraph-rsid="002a889a" style:font-weight-asian="bold" style:font-weight-complex="bold"/>
    </style:style>
    <style:style style:name="P19" style:family="paragraph" style:parent-style-name="Standard">
      <style:text-properties officeooo:rsid="0027faeb" officeooo:paragraph-rsid="0027faeb"/>
    </style:style>
    <style:style style:name="P20" style:family="paragraph" style:parent-style-name="Standard">
      <style:text-properties officeooo:rsid="0027faeb" officeooo:paragraph-rsid="00299061"/>
    </style:style>
    <style:style style:name="P21" style:family="paragraph" style:parent-style-name="Standard">
      <style:text-properties fo:font-style="italic" officeooo:rsid="0027faeb" officeooo:paragraph-rsid="0027faeb" style:font-style-asian="italic" style:font-style-complex="italic"/>
    </style:style>
    <style:style style:name="P22" style:family="paragraph" style:parent-style-name="Standard">
      <style:text-properties fo:font-style="italic" officeooo:rsid="0027faeb" officeooo:paragraph-rsid="00299061" style:font-style-asian="italic" style:font-style-complex="italic"/>
    </style:style>
    <style:style style:name="P23" style:family="paragraph" style:parent-style-name="Standard">
      <style:text-properties fo:font-style="italic" officeooo:rsid="00299061" officeooo:paragraph-rsid="00299061" style:font-style-asian="italic" style:font-style-complex="italic"/>
    </style:style>
    <style:style style:name="P24" style:family="paragraph" style:parent-style-name="Standard">
      <style:text-properties officeooo:rsid="00299061" officeooo:paragraph-rsid="00299061"/>
    </style:style>
    <style:style style:name="P25" style:family="paragraph" style:parent-style-name="Standard">
      <style:text-properties fo:font-weight="normal" officeooo:rsid="00299061" officeooo:paragraph-rsid="00299061" style:font-weight-asian="normal" style:font-weight-complex="normal"/>
    </style:style>
    <style:style style:name="P26" style:family="paragraph" style:parent-style-name="Standard">
      <style:text-properties fo:font-weight="normal" officeooo:rsid="002a889a" officeooo:paragraph-rsid="002a889a" style:font-weight-asian="normal" style:font-weight-complex="normal"/>
    </style:style>
    <style:style style:name="P27" style:family="paragraph" style:parent-style-name="Standard">
      <style:text-properties officeooo:rsid="002a889a" officeooo:paragraph-rsid="002a889a"/>
    </style:style>
    <style:style style:name="P28" style:family="paragraph" style:parent-style-name="Standard">
      <style:text-properties fo:color="#000000" style:font-name="Liberation Serif" fo:font-size="12pt" fo:font-style="normal" fo:font-weight="bold" officeooo:rsid="002a889a" officeooo:paragraph-rsid="002bc90f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text-properties fo:color="#000000" style:font-name="Liberation Serif" fo:font-size="12pt" fo:font-style="normal" fo:font-weight="normal" officeooo:rsid="002bc90f" officeooo:paragraph-rsid="002bc90f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font-size="13pt" fo:font-weight="bold" officeooo:rsid="001d92ad" officeooo:paragraph-rsid="001d92ad" style:font-size-asian="13pt" style:font-weight-asian="bold" style:font-size-complex="13pt" style:font-weight-complex="bold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" fo:font-size="10pt" style:font-size-asian="10pt"/>
    </style:style>
    <style:style style:name="P33" style:family="paragraph">
      <style:paragraph-properties fo:text-align="center"/>
    </style:style>
    <style:style style:name="P34" style:family="paragraph">
      <loext:graphic-properties draw:fill="none" draw:fill-color="#ffffff"/>
      <style:text-properties fo:font-size="12pt"/>
    </style:style>
    <style:style style:name="P35" style:family="paragraph">
      <loext:graphic-properties draw:fill="none" draw:fill-color="#ffffff"/>
    </style:style>
    <style:style style:name="T1" style:family="text">
      <style:text-properties officeooo:rsid="002068e4"/>
    </style:style>
    <style:style style:name="T2" style:family="text">
      <style:text-properties officeooo:rsid="00213598"/>
    </style:style>
    <style:style style:name="T3" style:family="text">
      <style:text-properties officeooo:rsid="00213729"/>
    </style:style>
    <style:style style:name="T4" style:family="text">
      <style:text-properties officeooo:rsid="0027faeb"/>
    </style:style>
    <style:style style:name="T5" style:family="text">
      <style:text-properties officeooo:rsid="00299061"/>
    </style:style>
    <style:style style:name="T6" style:family="text">
      <style:text-properties fo:color="#008080" style:font-name="Courier New" fo:font-size="10pt" style:font-size-asian="10pt"/>
    </style:style>
    <style:style style:name="T7" style:family="text">
      <style:text-properties fo:color="#008080" fo:font-size="10pt" style:font-size-asian="10pt"/>
    </style:style>
    <style:style style:name="T8" style:family="text">
      <style:text-properties fo:color="#008080"/>
    </style:style>
    <style:style style:name="T9" style:family="text">
      <style:text-properties fo:color="#3f7f7f" style:font-name="Courier New" fo:font-size="10pt" style:text-underline-style="solid" style:text-underline-width="auto" style:text-underline-color="font-color" style:font-size-asian="10pt"/>
    </style:style>
    <style:style style:name="T10" style:family="text">
      <style:text-properties fo:color="#3f7f7f" style:font-name="Courier New" fo:font-size="10pt" style:font-size-asian="10pt"/>
    </style:style>
    <style:style style:name="T11" style:family="text">
      <style:text-properties fo:color="#000000" style:font-name="Courier New" fo:font-size="10pt" style:font-size-asian="10pt"/>
    </style:style>
    <style:style style:name="T12" style:family="text">
      <style:text-properties fo:color="#000000" style:font-name="Courier New" fo:font-size="10pt" style:text-underline-style="solid" style:text-underline-width="auto" style:text-underline-color="font-color" style:font-size-asian="10pt"/>
    </style:style>
    <style:style style:name="T13" style:family="text">
      <style:text-properties officeooo:rsid="002b8de4"/>
    </style:style>
    <style:style style:name="T14" style:family="text">
      <style:text-properties style:font-name="Courier New" fo:font-size="10pt" style:font-size-asian="10pt"/>
    </style:style>
    <style:style style:name="T15" style:family="text">
      <style:text-properties fo:color="#808080" style:font-name="Courier New" fo:font-size="10pt" style:font-size-asian="10pt"/>
    </style:style>
    <style:style style:name="T16" style:family="text">
      <style:text-properties fo:color="#3f7f5f" style:font-name="Courier New" fo:font-size="10pt" style:font-size-asian="10pt"/>
    </style:style>
    <style:style style:name="T17" style:family="text">
      <style:text-properties officeooo:rsid="002bc90f"/>
    </style:style>
    <style:style style:name="T18" style:family="text">
      <style:text-properties officeooo:rsid="002e3c5f"/>
    </style:style>
    <style:style style:name="T19" style:family="text">
      <style:text-properties officeooo:rsid="0030ad4e"/>
    </style:style>
    <style:style style:name="T20" style:family="text">
      <style:text-properties officeooo:rsid="00326719"/>
    </style:style>
    <style:style style:name="T21" style:family="text">
      <style:text-properties officeooo:rsid="00326719"/>
    </style:style>
    <style:style style:name="T22" style:family="text">
      <style:text-properties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start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marker-start="Arrowheads_20_1" draw:fill="none" draw:fill-color="#ffffff" fo:min-height="0.32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marker-start="Arrowheads_20_1" draw:fill="none" draw:fill-color="#ffffff" fo:min-height="0.6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Genesys call center integration with Digipass authentication <text:span text:style-name="T1">system </text:span>at SEB Latvia</text:p>
      <text:p text:style-name="P1"/>
      <text:p text:style-name="P1"/>
      <text:p text:style-name="P2">by Agris Klimkans</text:p>
      <text:p text:style-name="P3">Adventus Solutions</text:p>
      <text:p text:style-name="P5">May 2016</text:p>
      <text:p text:style-name="P3"/>
      <text:p text:style-name="P3"/>
      <text:p text:style-name="P3"/>
      <text:p text:style-name="P1"/>
      <text:p text:style-name="P12">1. Introduction</text:p>
      <text:p text:style-name="P2"/>
      <text:p text:style-name="P6">A <text:span text:style-name="T2">software component</text:span> has been written for integrating the Digipass authentication services in the Genesys contact center. It enables authentication of customers during phone calls. Status of the customer is <text:span text:style-name="T3">shown</text:span> in the agent's Genesys Workspace Desktop Environment application.</text:p>
      <text:p text:style-name="P6"/>
      <text:p text:style-name="P13">2. Architecture</text:p>
      <text:p text:style-name="P6"/>
      <text:p text:style-name="P10">The software component is a web application, written in Java and deployed on Apache Tomcat server. <text:s/></text:p>
      <text:p text:style-name="P10"/>
      <text:p text:style-name="P14"><text:span text:style-name="T4">2.1. </text:span>Authentication Workflow:</text:p>
      <text:p text:style-name="P11"/>
      <text:p text:style-name="P11"><draw:rect text:anchor-type="paragraph" draw:z-index="2" draw:style-name="gr1" draw:text-style-name="P33" svg:width="3.536cm" svg:height="1.371cm" svg:x="0cm" svg:y="0.407cm"><text:p text:style-name="P33">Genesys URS</text:p></draw:rect><draw:rect text:anchor-type="paragraph" draw:z-index="1" draw:style-name="gr1" draw:text-style-name="P33" svg:width="3.536cm" svg:height="1.371cm" svg:x="5.338cm" svg:y="0.402cm"><text:p text:style-name="P33">Adventus Solutions<text:line-break/>Web application</text:p></draw:rect><draw:rect text:anchor-type="paragraph" draw:z-index="0" draw:style-name="gr1" draw:text-style-name="P33" svg:width="3.536cm" svg:height="1.371cm" svg:x="10.821cm" svg:y="0.425cm"><text:p text:style-name="P33">SonicMQ</text:p></draw:rect><draw:frame text:anchor-type="paragraph" draw:z-index="8" draw:style-name="gr4" draw:text-style-name="P35" svg:width="1.419cm" svg:height="0.65cm" svg:x="9.521cm" svg:y="0.24cm"><draw:text-box><text:p>JMS</text:p></draw:text-box></draw:frame><draw:frame text:anchor-type="paragraph" draw:z-index="7" draw:style-name="gr3" draw:text-style-name="P34" svg:width="1.421cm" svg:height="0.489cm" svg:x="3.918cm" svg:y="0.185cm"><draw:text-box><text:p><text:span text:style-name="T22">REST</text:span></text:p></draw:text-box></draw:frame></text:p>
      <text:p text:style-name="P11"><draw:line text:anchor-type="paragraph" draw:z-index="3" draw:style-name="gr2" draw:text-style-name="P33" svg:x1="3.535cm" svg:y1="0.305cm" svg:x2="5.338cm" svg:y2="0.305cm"><text:p/></draw:line><draw:line text:anchor-type="paragraph" draw:z-index="5" draw:style-name="gr2" draw:text-style-name="P33" svg:x1="8.872cm" svg:y1="0.402cm" svg:x2="10.821cm" svg:y2="0.402cm"><text:p/></draw:line></text:p>
      <text:p text:style-name="P11"><draw:line text:anchor-type="paragraph" draw:z-index="4" draw:style-name="gr2" draw:text-style-name="P33" svg:x1="5.338cm" svg:y1="0.395cm" svg:x2="3.535cm" svg:y2="0.395cm"><text:p/></draw:line></text:p>
      <text:p text:style-name="P11"><draw:line text:anchor-type="paragraph" draw:z-index="6" draw:style-name="gr2" draw:text-style-name="P33" svg:x1="10.821cm" svg:y1="0.03cm" svg:x2="8.872cm" svg:y2="0.053cm"><text:p/></draw:line></text:p>
      <text:p text:style-name="P11"/>
      <text:p text:style-name="P9"/>
      <text:p text:style-name="P15"><text:span text:style-name="T4">2.2. Tools/components:</text:span></text:p>
      <text:p text:style-name="P7">Eclipse vMars.2 Release (4.5.2) <text:span text:style-name="T13">with JAXB v1.0.200 plugin</text:span></text:p>
      <text:p text:style-name="P11">Apache Maven v3.3.3</text:p>
      <text:p text:style-name="P11">Apache Tomcat v9.0.0.M3</text:p>
      <text:p text:style-name="P8">JDK <text:span text:style-name="T3">v8u60</text:span></text:p>
      <text:p text:style-name="P19"/>
      <text:p text:style-name="P17">3. Installation and startup:</text:p>
      <text:p text:style-name="P25"/>
      <text:p text:style-name="P25">Copy the web application archive file (SEB_JMS_ORCHESTRA.war) to the Tomcat webapps folder. Restart Tomcat.</text:p>
      <text:p text:style-name="P19"/>
      <text:p text:style-name="P19"/>
      <text:p text:style-name="P16"><text:span text:style-name="T5">4</text:span>. Operation</text:p>
      <text:p text:style-name="P19"/>
      <text:p text:style-name="P17">4.1. Client query function:</text:p>
      <text:p text:style-name="P24"/>
      <text:p text:style-name="P21">Request from Genesys URS:</text:p>
      <text:p text:style-name="P19"/>
      <text:p text:style-name="P19">GetChallengeCodeByPersonalCode?id=01020311111&amp;connid=00a8027af2cd0fd0</text:p>
      <text:p text:style-name="P20">where</text:p>
      <text:p text:style-name="P20">id – personal code, connid – unique connection id</text:p>
      <text:p text:style-name="P19"/>
      <text:p text:style-name="P21">Responses:</text:p>
      <text:p text:style-name="P21"><text:soft-page-break/>Successful authentication:</text:p>
      <text:p text:style-name="P19"/>
      <text:p text:style-name="P19">customerId:I23317|username:I13317|idCode:010203-11111|firstName:JĀNIS|lastName:KALNIŅŠ|userPhoneNumber:12345678|challengeCode:8568</text:p>
      <text:p text:style-name="P19"/>
      <text:p text:style-name="P21">Nonexisting customer:</text:p>
      <text:p text:style-name="P19"/>
      <text:p text:style-name="P19">error:NO_MATCH</text:p>
      <text:p text:style-name="P19"/>
      <text:p text:style-name="P21">Multiple customers:</text:p>
      <text:p text:style-name="P19">error:MULTIPLE_MATCH</text:p>
      <text:p text:style-name="P19"/>
      <text:p text:style-name="P21">Generic error:</text:p>
      <text:p text:style-name="P19">error:&lt;error <text:span text:style-name="T5">name</text:span>&gt;</text:p>
      <text:p text:style-name="P19"/>
      <text:p text:style-name="P19"/>
      <text:p text:style-name="P17">4.2. Authentication code verification function:</text:p>
      <text:p text:style-name="P19"/>
      <text:p text:style-name="P22">Request from Genesys URS:</text:p>
      <text:p text:style-name="P19">CheckAuthenticationCode?digipasscode=123456&amp;username=I13317&amp;connid=00a8027af2cd0cd7</text:p>
      <text:p text:style-name="P24">where</text:p>
      <text:p text:style-name="P19">digipasscode – <text:span text:style-name="T5">6 digit code from calculator</text:span></text:p>
      <text:p text:style-name="P19">username – <text:span text:style-name="T5">user name (received from previous function)</text:span></text:p>
      <text:p text:style-name="P20">connid - unique connection id <text:span text:style-name="T5">(same as in previous function)</text:span></text:p>
      <text:p text:style-name="P19"/>
      <text:p text:style-name="P23">Responses:</text:p>
      <text:p text:style-name="P23">Success:</text:p>
      <text:p text:style-name="P19">result:OK</text:p>
      <text:p text:style-name="P19"/>
      <text:p text:style-name="P23">Wrong code:</text:p>
      <text:p text:style-name="P19">result:WRONGCODE</text:p>
      <text:p text:style-name="P19"/>
      <text:p text:style-name="P23">Generic error:</text:p>
      <text:p text:style-name="P19">error:&lt;<text:span text:style-name="T5">error name</text:span>&gt; </text:p>
      <text:p text:style-name="P1"/>
      <text:p text:style-name="P18"><text:span text:style-name="T20">4.3</text:span>. Configuration</text:p>
      <text:p text:style-name="P27"/>
      <text:p text:style-name="P26">SEB_JMS_ORCHESTRA/WEB-INF/web.xml</text:p>
      <text:p text:style-name="P1"/>
      <text:p text:style-name="P4"><text:span text:style-name="T6">&lt;!</text:span><text:span text:style-name="T10">DOCTYPE</text:span><text:span text:style-name="T14"> </text:span><text:span text:style-name="T6">web-app</text:span><text:span text:style-name="T14"> </text:span><text:span text:style-name="T15">PUBLIC</text:span></text:p>
      <text:p text:style-name="P31"><text:span text:style-name="T14"><text:s/></text:span><text:span text:style-name="T6">"-//Sun Microsystems, Inc.//DTD Web Application 2.3//EN"</text:span></text:p>
      <text:p text:style-name="P31"><text:span text:style-name="T14"><text:s/></text:span><text:span text:style-name="T16">"http://java.sun.com/dtd/web-app_2_3.dtd"</text:span><text:span text:style-name="T14"> </text:span><text:span text:style-name="T6">&gt;</text:span></text:p>
      <text:p text:style-name="P32"/>
      <text:p text:style-name="P31"><text:span text:style-name="T6">&lt;</text:span><text:span text:style-name="T9">web-app</text:span><text:span text:style-name="T6">&gt;</text:span></text:p>
      <text:p text:style-name="P31"><text:span text:style-name="T6">&lt;</text:span><text:span text:style-name="T9">context-param</text:span><text:span text:style-name="T6">&gt;</text:span></text:p>
      <text:p text:style-name="P31"><text:span text:style-name="T11"><text:tab/></text:span><text:span text:style-name="T6">&lt;</text:span><text:span text:style-name="T10">description</text:span><text:span text:style-name="T6">&gt;</text:span><text:span text:style-name="T11">JMS broker:port</text:span><text:span text:style-name="T6">&lt;/</text:span><text:span text:style-name="T10">description</text:span><text:span text:style-name="T6">&gt;</text:span></text:p>
      <text:p text:style-name="P31"><text:span text:style-name="T11"><text:s text:c="4"/></text:span><text:span text:style-name="T6">&lt;</text:span><text:span text:style-name="T10">param-name</text:span><text:span text:style-name="T6">&gt;</text:span><text:span text:style-name="T11">broker</text:span><text:span text:style-name="T6">&lt;/</text:span><text:span text:style-name="T10">param-name</text:span><text:span text:style-name="T6">&gt;</text:span></text:p>
      <text:p text:style-name="P31"><text:span text:style-name="T11"><text:s text:c="4"/></text:span><text:span text:style-name="T6">&lt;</text:span><text:span text:style-name="T10">param-value</text:span><text:span text:style-name="T6">&gt;</text:span><text:span text:style-name="T11">awebs.ad4.seb.net:6526</text:span><text:span text:style-name="T6">&lt;/</text:span><text:span text:style-name="T10">param-value</text:span><text:span text:style-name="T6">&gt;</text:span></text:p>
      <text:p text:style-name="P31"><text:span text:style-name="T6">&lt;/</text:span><text:span text:style-name="T10">context-param</text:span><text:span text:style-name="T6">&gt;</text:span></text:p>
      <text:p text:style-name="P31"><text:span text:style-name="T6">&lt;</text:span><text:span text:style-name="T9">context-param</text:span><text:span text:style-name="T6">&gt;</text:span></text:p>
      <text:p text:style-name="P31"><text:span text:style-name="T11"><text:tab/></text:span><text:span text:style-name="T6">&lt;</text:span><text:span text:style-name="T10">description</text:span><text:span text:style-name="T6">&gt;</text:span><text:span text:style-name="T11">JMS </text:span><text:span text:style-name="T12">username</text:span><text:span text:style-name="T6">&lt;/</text:span><text:span text:style-name="T10">description</text:span><text:span text:style-name="T6">&gt;</text:span></text:p>
      <text:p text:style-name="P31"><text:span text:style-name="T11"><text:s text:c="4"/></text:span><text:span text:style-name="T6">&lt;</text:span><text:span text:style-name="T10">param-name</text:span><text:span text:style-name="T6">&gt;</text:span><text:span text:style-name="T11">usernameSonic</text:span><text:span text:style-name="T6">&lt;/</text:span><text:span text:style-name="T10">param-name</text:span><text:span text:style-name="T6">&gt;</text:span></text:p>
      <text:p text:style-name="P31"><text:span text:style-name="T11"><text:s text:c="4"/></text:span><text:span text:style-name="T6">&lt;</text:span><text:span text:style-name="T10">param-value</text:span><text:span text:style-name="T6">&gt;</text:span><text:span text:style-name="T11">tester1</text:span><text:span text:style-name="T6">&lt;/</text:span><text:span text:style-name="T10">param-value</text:span><text:span text:style-name="T6">&gt;</text:span></text:p>
      <text:p text:style-name="P31"><text:span text:style-name="T6">&lt;/</text:span><text:span text:style-name="T10">context-param</text:span><text:span text:style-name="T6">&gt;</text:span></text:p>
      <text:p text:style-name="P31"><text:span text:style-name="T6">&lt;</text:span><text:span text:style-name="T9">context-param</text:span><text:span text:style-name="T6">&gt;</text:span></text:p>
      <text:p text:style-name="P31"><text:soft-page-break/><text:span text:style-name="T11"><text:tab/></text:span><text:span text:style-name="T6">&lt;</text:span><text:span text:style-name="T10">description</text:span><text:span text:style-name="T6">&gt;</text:span><text:span text:style-name="T11">JMS password</text:span><text:span text:style-name="T6">&lt;/</text:span><text:span text:style-name="T10">description</text:span><text:span text:style-name="T6">&gt;</text:span></text:p>
      <text:p text:style-name="P31"><text:span text:style-name="T11"><text:s text:c="4"/></text:span><text:span text:style-name="T6">&lt;</text:span><text:span text:style-name="T10">param-name</text:span><text:span text:style-name="T6">&gt;</text:span><text:span text:style-name="T11">passwordSonic</text:span><text:span text:style-name="T6">&lt;/</text:span><text:span text:style-name="T10">param-name</text:span><text:span text:style-name="T6">&gt;</text:span></text:p>
      <text:p text:style-name="P31"><text:span text:style-name="T11"><text:s text:c="4"/></text:span><text:span text:style-name="T6">&lt;</text:span><text:span text:style-name="T10">param-value</text:span><text:span text:style-name="T6">&gt;</text:span><text:span text:style-name="T11">tester</text:span><text:span text:style-name="T6">&lt;/</text:span><text:span text:style-name="T10">param-value</text:span><text:span text:style-name="T6">&gt;</text:span></text:p>
      <text:p text:style-name="P31"><text:span text:style-name="T6">&lt;/</text:span><text:span text:style-name="T10">context-param</text:span><text:span text:style-name="T6">&gt;</text:span></text:p>
      <text:p text:style-name="P31"><text:span text:style-name="T6">&lt;</text:span><text:span text:style-name="T9">context-param</text:span><text:span text:style-name="T6">&gt;</text:span></text:p>
      <text:p text:style-name="P31"><text:span text:style-name="T11"><text:tab/></text:span><text:span text:style-name="T6">&lt;</text:span><text:span text:style-name="T10">description</text:span><text:span text:style-name="T6">&gt;</text:span><text:span text:style-name="T11">JMS queue</text:span><text:span text:style-name="T6">&lt;/</text:span><text:span text:style-name="T10">description</text:span><text:span text:style-name="T6">&gt;</text:span></text:p>
      <text:p text:style-name="P31"><text:span text:style-name="T11"><text:s text:c="4"/></text:span><text:span text:style-name="T6">&lt;</text:span><text:span text:style-name="T10">param-name</text:span><text:span text:style-name="T6">&gt;</text:span><text:span text:style-name="T11">queue</text:span><text:span text:style-name="T6">&lt;/</text:span><text:span text:style-name="T10">param-name</text:span><text:span text:style-name="T6">&gt;</text:span></text:p>
      <text:p text:style-name="P31"><text:span text:style-name="T11"><text:s text:c="4"/></text:span><text:span text:style-name="T6">&lt;</text:span><text:span text:style-name="T10">param-value</text:span><text:span text:style-name="T6">&gt;</text:span><text:span text:style-name="T11">SEB_SERVICES</text:span><text:span text:style-name="T6">&lt;/</text:span><text:span text:style-name="T10">param-value</text:span><text:span text:style-name="T6">&gt;</text:span></text:p>
      <text:p text:style-name="P31"><text:span text:style-name="T6">&lt;/</text:span><text:span text:style-name="T10">context-param</text:span><text:span text:style-name="T6">&gt;</text:span></text:p>
      <text:p text:style-name="P31"><text:span text:style-name="T6">&lt;</text:span><text:span text:style-name="T9">context-param</text:span><text:span text:style-name="T6">&gt;</text:span></text:p>
      <text:p text:style-name="P31"><text:span text:style-name="T11"><text:tab/></text:span><text:span text:style-name="T6">&lt;</text:span><text:span text:style-name="T10">description</text:span><text:span text:style-name="T6">&gt;</text:span><text:span text:style-name="T11">time in </text:span><text:span text:style-name="T12">ms</text:span><text:span text:style-name="T11"> to wait for a reply on temporary queue. If 0, blocks indefinitely until a message arrives</text:span><text:span text:style-name="T6">&lt;/</text:span><text:span text:style-name="T10">description</text:span><text:span text:style-name="T6">&gt;</text:span></text:p>
      <text:p text:style-name="P31"><text:span text:style-name="T11"><text:s text:c="4"/></text:span><text:span text:style-name="T6">&lt;</text:span><text:span text:style-name="T10">param-name</text:span><text:span text:style-name="T6">&gt;</text:span><text:span text:style-name="T11">connectionTimeout</text:span><text:span text:style-name="T6">&lt;/</text:span><text:span text:style-name="T10">param-name</text:span><text:span text:style-name="T6">&gt;</text:span></text:p>
      <text:p text:style-name="P31"><text:span text:style-name="T11"><text:s text:c="4"/></text:span><text:span text:style-name="T6">&lt;</text:span><text:span text:style-name="T10">param-value</text:span><text:span text:style-name="T6">&gt;</text:span><text:span text:style-name="T11">60000</text:span><text:span text:style-name="T6">&lt;/</text:span><text:span text:style-name="T10">param-value</text:span><text:span text:style-name="T6">&gt;</text:span></text:p>
      <text:p text:style-name="P31"><text:span text:style-name="T6">&lt;/</text:span><text:span text:style-name="T10">context-param</text:span><text:span text:style-name="T6">&gt;</text:span></text:p>
      <text:p text:style-name="P31"><text:span text:style-name="T6">&lt;</text:span><text:span text:style-name="T9">context-param</text:span><text:span text:style-name="T6">&gt;</text:span></text:p>
      <text:p text:style-name="P31"><text:span text:style-name="T11"><text:tab/></text:span><text:span text:style-name="T6">&lt;</text:span><text:span text:style-name="T10">description</text:span><text:span text:style-name="T6">&gt;</text:span><text:span text:style-name="T11">interval between PingPong messages, in </text:span><text:span text:style-name="T12">ms</text:span><text:span text:style-name="T6">&lt;/</text:span><text:span text:style-name="T10">description</text:span><text:span text:style-name="T6">&gt;</text:span></text:p>
      <text:p text:style-name="P31"><text:span text:style-name="T11"><text:s text:c="4"/></text:span><text:span text:style-name="T6">&lt;</text:span><text:span text:style-name="T10">param-name</text:span><text:span text:style-name="T6">&gt;</text:span><text:span text:style-name="T11">pingPongInterval</text:span><text:span text:style-name="T6">&lt;/</text:span><text:span text:style-name="T10">param-name</text:span><text:span text:style-name="T6">&gt;</text:span></text:p>
      <text:p text:style-name="P31"><text:span text:style-name="T11"><text:s text:c="4"/></text:span><text:span text:style-name="T6">&lt;</text:span><text:span text:style-name="T10">param-value</text:span><text:span text:style-name="T6">&gt;</text:span><text:span text:style-name="T11">30000</text:span><text:span text:style-name="T6">&lt;/</text:span><text:span text:style-name="T10">param-value</text:span><text:span text:style-name="T6">&gt;</text:span></text:p>
      <text:p text:style-name="P31"><text:span text:style-name="T6">&lt;/</text:span><text:span text:style-name="T10">context-param</text:span><text:span text:style-name="T6">&gt;</text:span></text:p>
      <text:p text:style-name="P31"><text:span text:style-name="T6">&lt;</text:span><text:span text:style-name="T9">context-param</text:span><text:span text:style-name="T6">&gt;</text:span></text:p>
      <text:p text:style-name="P31"><text:span text:style-name="T11"><text:tab/></text:span><text:span text:style-name="T6">&lt;</text:span><text:span text:style-name="T10">description</text:span><text:span text:style-name="T6">&gt;</text:span><text:span text:style-name="T11">JMS Message attribute TTL, in </text:span><text:span text:style-name="T12">ms</text:span><text:span text:style-name="T6">&lt;/</text:span><text:span text:style-name="T10">description</text:span><text:span text:style-name="T6">&gt;</text:span></text:p>
      <text:p text:style-name="P31"><text:span text:style-name="T11"><text:s text:c="4"/></text:span><text:span text:style-name="T6">&lt;</text:span><text:span text:style-name="T10">param-name</text:span><text:span text:style-name="T6">&gt;</text:span><text:span text:style-name="T11">TTL</text:span><text:span text:style-name="T6">&lt;/</text:span><text:span text:style-name="T10">param-name</text:span><text:span text:style-name="T6">&gt;</text:span></text:p>
      <text:p text:style-name="P31"><text:span text:style-name="T11"><text:s text:c="4"/></text:span><text:span text:style-name="T6">&lt;</text:span><text:span text:style-name="T10">param-value</text:span><text:span text:style-name="T6">&gt;</text:span><text:span text:style-name="T11">30000</text:span><text:span text:style-name="T6">&lt;/</text:span><text:span text:style-name="T10">param-value</text:span><text:span text:style-name="T6">&gt;</text:span></text:p>
      <text:p text:style-name="P31"><text:span text:style-name="T6">&lt;/</text:span><text:span text:style-name="T10">context-param</text:span><text:span text:style-name="T6">&gt;</text:span></text:p>
      <text:p text:style-name="P31"><text:span text:style-name="T6">&lt;</text:span><text:span text:style-name="T9">context-param</text:span><text:span text:style-name="T6">&gt;</text:span></text:p>
      <text:p text:style-name="P31"><text:span text:style-name="T11"><text:tab/></text:span><text:span text:style-name="T6">&lt;</text:span><text:span text:style-name="T10">description</text:span><text:span text:style-name="T6">&gt;</text:span><text:span text:style-name="T11">JMS Message attribute responseMsgTTL, in </text:span><text:span text:style-name="T12">ms</text:span><text:span text:style-name="T6">&lt;/</text:span><text:span text:style-name="T10">description</text:span><text:span text:style-name="T6">&gt;</text:span></text:p>
      <text:p text:style-name="P31"><text:span text:style-name="T11"><text:s text:c="4"/></text:span><text:span text:style-name="T6">&lt;</text:span><text:span text:style-name="T10">param-name</text:span><text:span text:style-name="T6">&gt;</text:span><text:span text:style-name="T11">responseMsgTTL</text:span><text:span text:style-name="T6">&lt;/</text:span><text:span text:style-name="T10">param-name</text:span><text:span text:style-name="T6">&gt;</text:span></text:p>
      <text:p text:style-name="P31"><text:span text:style-name="T11"><text:s text:c="4"/></text:span><text:span text:style-name="T6">&lt;</text:span><text:span text:style-name="T10">param-value</text:span><text:span text:style-name="T6">&gt;</text:span><text:span text:style-name="T11">30000</text:span><text:span text:style-name="T6">&lt;/</text:span><text:span text:style-name="T10">param-value</text:span><text:span text:style-name="T6">&gt;</text:span></text:p>
      <text:p text:style-name="P31"><text:span text:style-name="T6">&lt;/</text:span><text:span text:style-name="T10">context-param</text:span><text:span text:style-name="T6">&gt;</text:span></text:p>
      <text:p text:style-name="P31"><text:span text:style-name="T6">&lt;</text:span><text:span text:style-name="T9">context-param</text:span><text:span text:style-name="T6">&gt;</text:span></text:p>
      <text:p text:style-name="P31"><text:span text:style-name="T11"><text:tab/></text:span><text:span text:style-name="T6">&lt;</text:span><text:span text:style-name="T10">description</text:span><text:span text:style-name="T6">&gt;</text:span><text:span text:style-name="T11">file with PingPong status, contains 0 - no services available, 1 - </text:span><text:span text:style-name="T12">ok</text:span><text:span text:style-name="T6">&lt;/</text:span><text:span text:style-name="T10">description</text:span><text:span text:style-name="T6">&gt;</text:span></text:p>
      <text:p text:style-name="P31"><text:span text:style-name="T11"><text:s text:c="4"/></text:span><text:span text:style-name="T6">&lt;</text:span><text:span text:style-name="T10">param-name</text:span><text:span text:style-name="T6">&gt;</text:span><text:span text:style-name="T11">pingPongStatusFileName</text:span><text:span text:style-name="T6">&lt;/</text:span><text:span text:style-name="T10">param-name</text:span><text:span text:style-name="T6">&gt;</text:span></text:p>
      <text:p text:style-name="P31"><text:span text:style-name="T11"><text:s text:c="4"/></text:span><text:span text:style-name="T6">&lt;</text:span><text:span text:style-name="T10">param-value</text:span><text:span text:style-name="T6">&gt;</text:span><text:span text:style-name="T11">PingPongStatusFile.txt</text:span><text:span text:style-name="T6">&lt;/</text:span><text:span text:style-name="T10">param-value</text:span><text:span text:style-name="T6">&gt;</text:span></text:p>
      <text:p text:style-name="P31"><text:span text:style-name="T6">&lt;/</text:span><text:span text:style-name="T10">context-param</text:span><text:span text:style-name="T6">&gt;</text:span></text:p>
      <text:p text:style-name="P31"><text:span text:style-name="T6">&lt;</text:span><text:span text:style-name="T10">servlet</text:span><text:span text:style-name="T6">&gt;</text:span></text:p>
      <text:p text:style-name="P31"><text:span text:style-name="T11"><text:s text:c="4"/></text:span><text:span text:style-name="T6">&lt;</text:span><text:span text:style-name="T10">servlet-name</text:span><text:span text:style-name="T6">&gt;</text:span><text:span text:style-name="T11">FindCustomerByPhoneOrPersonalCode</text:span><text:span text:style-name="T6">&lt;/</text:span><text:span text:style-name="T10">servlet-name</text:span><text:span text:style-name="T6">&gt;</text:span></text:p>
      <text:p text:style-name="P31"><text:span text:style-name="T11"><text:s text:c="4"/></text:span><text:span text:style-name="T6">&lt;</text:span><text:span text:style-name="T10">servlet-class</text:span><text:span text:style-name="T6">&gt;</text:span><text:span text:style-name="T11">lv.adventus.seb.servlets.FindCustomerByPhoneOrPersonalCode</text:span><text:span text:style-name="T6">&lt;/</text:span><text:span text:style-name="T10">servlet-class</text:span><text:span text:style-name="T6">&gt;</text:span></text:p>
      <text:p text:style-name="P31"><text:span text:style-name="T11"><text:s text:c="4"/></text:span><text:span text:style-name="T6">&lt;</text:span><text:span text:style-name="T10">load-on-startup</text:span><text:span text:style-name="T6">&gt;</text:span><text:span text:style-name="T11">3</text:span><text:span text:style-name="T6">&lt;/</text:span><text:span text:style-name="T10">load-on-startup</text:span><text:span text:style-name="T6">&gt;</text:span></text:p>
      <text:p text:style-name="P31"><text:span text:style-name="T6">&lt;/</text:span><text:span text:style-name="T10">servlet</text:span><text:span text:style-name="T6">&gt;</text:span></text:p>
      <text:p text:style-name="P31"><text:span text:style-name="T6">&lt;</text:span><text:span text:style-name="T10">servlet</text:span><text:span text:style-name="T6">&gt;</text:span></text:p>
      <text:p text:style-name="P31"><text:span text:style-name="T11"><text:s text:c="4"/></text:span><text:span text:style-name="T6">&lt;</text:span><text:span text:style-name="T10">servlet-name</text:span><text:span text:style-name="T6">&gt;</text:span><text:span text:style-name="T11">CheckAuthenticationCode</text:span><text:span text:style-name="T6">&lt;/</text:span><text:span text:style-name="T10">servlet-name</text:span><text:span text:style-name="T6">&gt;</text:span></text:p>
      <text:p text:style-name="P31"><text:span text:style-name="T11"><text:s text:c="4"/></text:span><text:span text:style-name="T6">&lt;</text:span><text:span text:style-name="T10">servlet-class</text:span><text:span text:style-name="T6">&gt;</text:span><text:span text:style-name="T11">lv.adventus.seb.servlets.CheckAuthenticationCode</text:span><text:span text:style-name="T6">&lt;/</text:span><text:span text:style-name="T10">servlet-class</text:span><text:span text:style-name="T6">&gt;</text:span></text:p>
      <text:p text:style-name="P31"><text:span text:style-name="T11"><text:s text:c="4"/></text:span><text:span text:style-name="T6">&lt;</text:span><text:span text:style-name="T10">load-on-startup</text:span><text:span text:style-name="T6">&gt;</text:span><text:span text:style-name="T11">3</text:span><text:span text:style-name="T6">&lt;/</text:span><text:span text:style-name="T10">load-on-startup</text:span><text:span text:style-name="T6">&gt;</text:span></text:p>
      <text:p text:style-name="P31"><text:span text:style-name="T6">&lt;/</text:span><text:span text:style-name="T10">servlet</text:span><text:span text:style-name="T6">&gt;</text:span></text:p>
      <text:p text:style-name="P31"><text:span text:style-name="T6">&lt;</text:span><text:span text:style-name="T10">servlet-mapping</text:span><text:span text:style-name="T6">&gt;</text:span></text:p>
      <text:p text:style-name="P31"><text:span text:style-name="T11"><text:s text:c="4"/></text:span><text:span text:style-name="T6">&lt;</text:span><text:span text:style-name="T10">servlet-name</text:span><text:span text:style-name="T6">&gt;</text:span><text:span text:style-name="T11">FindCustomerByPhoneOrPersonalCode</text:span><text:span text:style-name="T6">&lt;/</text:span><text:span text:style-name="T10">servlet-name</text:span><text:span text:style-name="T6">&gt;</text:span></text:p>
      <text:p text:style-name="P31"><text:span text:style-name="T11"><text:s text:c="4"/></text:span><text:span text:style-name="T6">&lt;</text:span><text:span text:style-name="T10">url-pattern</text:span><text:span text:style-name="T6">&gt;</text:span><text:span text:style-name="T11">/GetChallengeCodeByPersonalCode</text:span><text:span text:style-name="T6">&lt;/</text:span><text:span text:style-name="T10">url-pattern</text:span><text:span text:style-name="T6">&gt;</text:span></text:p>
      <text:p text:style-name="P31"><text:span text:style-name="T6">&lt;/</text:span><text:span text:style-name="T10">servlet-mapping</text:span><text:span text:style-name="T6">&gt;</text:span></text:p>
      <text:p text:style-name="P31"><text:span text:style-name="T6">&lt;</text:span><text:span text:style-name="T10">servlet-mapping</text:span><text:span text:style-name="T6">&gt;</text:span></text:p>
      <text:p text:style-name="P31"><text:span text:style-name="T11"><text:s text:c="4"/></text:span><text:span text:style-name="T6">&lt;</text:span><text:span text:style-name="T10">servlet-name</text:span><text:span text:style-name="T6">&gt;</text:span><text:span text:style-name="T11">CheckAuthenticationCode</text:span><text:span text:style-name="T6">&lt;/</text:span><text:span text:style-name="T10">servlet-name</text:span><text:span text:style-name="T6">&gt;</text:span></text:p>
      <text:p text:style-name="P31"><text:span text:style-name="T11"><text:s text:c="4"/></text:span><text:span text:style-name="T6">&lt;</text:span><text:span text:style-name="T10">url-pattern</text:span><text:span text:style-name="T6">&gt;</text:span><text:span text:style-name="T11">/CheckAuthenticationCode</text:span><text:span text:style-name="T6">&lt;/</text:span><text:span text:style-name="T10">url-pattern</text:span><text:span text:style-name="T6">&gt;</text:span></text:p>
      <text:p text:style-name="P31"><text:span text:style-name="T6">&lt;/</text:span><text:span text:style-name="T10">servlet-mapping</text:span><text:span text:style-name="T6">&gt;</text:span></text:p>
      <text:p text:style-name="P31"><text:span text:style-name="T6">&lt;</text:span><text:span text:style-name="T10">listener</text:span><text:span text:style-name="T6">&gt;</text:span></text:p>
      <text:p text:style-name="P31"><text:span text:style-name="T11"><text:s text:c="4"/></text:span><text:span text:style-name="T6">&lt;</text:span><text:span text:style-name="T10">listener-class</text:span><text:span text:style-name="T6">&gt;</text:span><text:span text:style-name="T11">lv.adventus.seb.util.MyServletContextListener</text:span><text:span text:style-name="T6">&lt;/</text:span><text:span text:style-name="T10">listener-class</text:span><text:span text:style-name="T6">&gt;</text:span></text:p>
      <text:p text:style-name="P31"><text:span text:style-name="T6">&lt;/</text:span><text:span text:style-name="T10">listener</text:span><text:span text:style-name="T6">&gt;</text:span></text:p>
      <text:p text:style-name="P31"><text:span text:style-name="T6">&lt;/</text:span><text:span text:style-name="T10">web-app</text:span><text:span text:style-name="T6">&gt;</text:span></text:p>
      <text:p text:style-name="P4"><text:span text:style-name="T6"/></text:p>
      <text:p text:style-name="P4"><text:span text:style-name="T6"/></text:p>
      <text:p text:style-name="P4"><text:span text:style-name="T6"/></text:p>
      <text:p text:style-name="P28"><text:soft-page-break/><text:span text:style-name="T20">4.4.</text:span><text:span text:style-name="T17"> Logging</text:span></text:p>
      <text:p text:style-name="P28"><text:span text:style-name="T17"/></text:p>
      <text:p text:style-name="P29"><text:span text:style-name="T17">C</text:span>urrently only in stdout <text:span text:style-name="T19">and stderr</text:span>. The file<text:span text:style-name="T19">s</text:span> <text:span text:style-name="T19">are</text:span> in <text:span text:style-name="T18">the </text:span>Tomcat log fold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lv" fo:country="LV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lv" fo:country="LV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0T10:06:28.701000000</meta:creation-date>
    <dc:date>2016-05-20T13:55:25.960000000</dc:date>
    <meta:editing-duration>PT42M31S</meta:editing-duration>
    <meta:editing-cycles>14</meta:editing-cycles>
    <meta:generator>LibreOffice/4.4.5.2$Windows_x86 LibreOffice_project/a22f674fd25a3b6f45bdebf25400ed2adff0ff99</meta:generator>
    <meta:document-statistic meta:table-count="0" meta:image-count="0" meta:object-count="0" meta:page-count="4" meta:paragraph-count="120" meta:word-count="340" meta:character-count="4402" meta:non-whitespace-character-count="4048"/>
  </office:meta>
</office:document-meta>
</file>